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f642" officeooo:paragraph-rsid="000ef64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f642" officeooo:paragraph-rsid="000ef64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3c8b" officeooo:paragraph-rsid="00133c8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1c8e" officeooo:paragraph-rsid="00141c8e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fo:font-weight="normal" officeooo:rsid="00147111" officeooo:paragraph-rsid="0014711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8725" officeooo:paragraph-rsid="00178725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18ada4" officeooo:paragraph-rsid="0018ada4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weight="normal" officeooo:rsid="001a9396" officeooo:paragraph-rsid="001a9396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weight="normal" officeooo:rsid="001b6af0" officeooo:paragraph-rsid="001b6af0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officeooo:rsid="001cf7a5" officeooo:paragraph-rsid="001cf7a5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officeooo:rsid="001cf7a5" officeooo:paragraph-rsid="002256e3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normal" officeooo:rsid="001d6b67" officeooo:paragraph-rsid="001d6b67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officeooo:paragraph-rsid="001d6b67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officeooo:rsid="001f59a5" officeooo:paragraph-rsid="001f59a5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officeooo:rsid="0020bfc6" officeooo:paragraph-rsid="0020bfc6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officeooo:rsid="0020bfc6" officeooo:paragraph-rsid="002237bd"/>
    </style:style>
    <style:style style:name="T1" style:family="text">
      <style:text-properties officeooo:rsid="001000fb"/>
    </style:style>
    <style:style style:name="T2" style:family="text">
      <style:text-properties officeooo:rsid="00133c8b"/>
    </style:style>
    <style:style style:name="T3" style:family="text">
      <style:text-properties officeooo:rsid="00141c8e"/>
    </style:style>
    <style:style style:name="T4" style:family="text">
      <style:text-properties officeooo:rsid="00147111"/>
    </style:style>
    <style:style style:name="T5" style:family="text">
      <style:text-properties officeooo:rsid="001d6b67"/>
    </style:style>
    <style:style style:name="T6" style:family="text">
      <style:text-properties fo:color="#000000" style:font-name="DejaVu Sans Mono" fo:font-size="9pt" fo:font-weight="normal" officeooo:rsid="002237bd" style:font-size-asian="10.5pt" style:font-weight-asian="normal" style:font-size-complex="12pt" style:font-weight-complex="normal"/>
    </style:style>
    <style:style style:name="T7" style:family="text">
      <style:text-properties fo:font-weight="normal" style:font-size-asian="10.5pt" style:font-weight-asian="normal" style:font-size-complex="12pt" style:font-weight-complex="normal"/>
    </style:style>
    <style:style style:name="T8" style:family="text">
      <style:text-properties fo:font-weight="normal" officeooo:rsid="001d6b67" style:font-size-asian="10.5pt" style:font-weight-asian="normal" style:font-size-complex="12pt" style:font-weight-complex="normal"/>
    </style:style>
    <style:style style:name="T9" style:family="text">
      <style:text-properties fo:font-weight="normal" officeooo:rsid="001f59a5" style:font-size-asian="10.5pt" style:font-weight-asian="normal" style:font-size-complex="12pt" style:font-weight-complex="normal"/>
    </style:style>
    <style:style style:name="T10" style:family="text">
      <style:text-properties fo:font-weight="normal" officeooo:rsid="0020bfc6" style:font-size-asian="10.5pt" style:font-weight-asian="normal" style:font-size-complex="12pt" style:font-weight-complex="normal"/>
    </style:style>
    <style:style style:name="T11" style:family="text">
      <style:text-properties fo:font-weight="normal" officeooo:rsid="002237bd" style:font-size-asian="10.5pt" style:font-weight-asian="normal" style:font-size-complex="12pt" style:font-weight-complex="normal"/>
    </style:style>
    <style:style style:name="T12" style:family="text">
      <style:text-properties fo:font-weight="normal" officeooo:rsid="0024dcb0" style:font-size-asian="10.5pt" style:font-weight-asian="normal" style:font-size-complex="12pt" style:font-weight-complex="normal"/>
    </style:style>
    <style:style style:name="T13" style:family="text">
      <style:text-properties fo:font-weight="normal" officeooo:rsid="0025d28c" style:font-size-asian="10.5pt" style:font-weight-asian="normal" style:font-size-complex="12pt" style:font-weight-complex="normal"/>
    </style:style>
    <style:style style:name="T14" style:family="text">
      <style:text-properties officeooo:rsid="002256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ment <text:span text:style-name="T1">T</text:span>ool <text:span text:style-name="T1">User Guide</text:span></text:p>
      <text:p text:style-name="P3"/>
      <text:p text:style-name="P3"><text:tab/>Приложение deployment-tool позволяет автоматически деплоить одну или несколько версий веб приложенeний(ear) в сервер jboss, предварительно создавая бэкапы СУБД postgres и вложений перед разворачиванием одной или нескольких версий. Логика работы приложения настраивается в конфигурационном файле.</text:p>
      <text:p text:style-name="P4"><text:tab/>Приложение располагается в проекте CM5SRC и выделенно в отдельный модуль - /CM5SRC/CM5/deployment-tool</text:p>
      <text:p text:style-name="P4"/>
      <text:p text:style-name="P4"><text:tab/><text:span text:style-name="T4">Сборка и настройка:</text:span></text:p>
      <text:p text:style-name="P3"/>
      <text:list xml:id="list8049577474267460371" text:style-name="L3">
        <text:list-item>
          <text:p text:style-name="P5">Получить из git репозитория проект <text:s/><text:span text:style-name="T3">CM5SRC </text:span>(ssh://username@89.175.40.143/srv/repos/git/CM5SRC)</text:p>
        </text:list-item>
        <text:list-item>
          <text:p text:style-name="P5">С помощью maven собрать проект или отдельный модуль <text:s/><text:span text:style-name="T2">deployment-tool</text:span></text:p>
        </text:list-item>
        <text:list-item>
          <text:p text:style-name="P7">Создать папку для инструмента deployment-tool</text:p>
        </text:list-item>
        <text:list-item>
          <text:p text:style-name="P7">Скопировать собранный jar файл /CM5SRC/CM5/deployment-tool/target/deployment-tool-0.5.21-11-SNAPSHOT-jar-with-dependencies.jar из папки target модуля в созданную ранее директорию</text:p>
        </text:list-item>
        <text:list-item>
          <text:p text:style-name="P7">Скопировать в эту же директорию скрипт запуска - /CM5SRC/CM5/deployment-tool/src/main/resources/script – это будет или bat или sh файл в зависимости от операционной системы</text:p>
        </text:list-item>
        <text:list-item>
          <text:p text:style-name="P7">Открыть скрипт запуска на редактирование и сравнить последнюю строку - название jar, если они не совпадают – заменить на актуальное название jar, так же, если это необходимо – указать версию java(JAVA_HOME путь) для запуска</text:p>
        </text:list-item>
        <text:list-item>
          <text:p text:style-name="P7">Скопировать в ту же директорию пример конфигурационного файла - /CM5SRC/CM5/deployment-tool/src/main/resources/upgrade.properties.sample и переименовать его в upgrade.properties</text:p>
        </text:list-item>
        <text:list-item>
          <text:p text:style-name="P7">Открыть файл upgrade.properties на редактирование и настроить (о настройках написано ниже)</text:p>
        </text:list-item>
        <text:list-item>
          <text:p text:style-name="P7">После настройки, для запуска – выполнить файл bat или sh, в зависимости от системы</text:p>
        </text:list-item>
      </text:list>
      <text:p text:style-name="P6"><text:tab/></text:p>
      <text:p text:style-name="P6"><text:tab/>Настройки:</text:p>
      <text:p text:style-name="P6"/>
      <text:list xml:id="list4407649778794815518" text:style-name="L4">
        <text:list-item>
          <text:p text:style-name="P8">jboss.home – пусть к серверу jboss</text:p>
        </text:list-item>
        <text:list-item>
          <text:p text:style-name="P8">jboss.host – хост сервера</text:p>
        </text:list-item>
        <text:list-item>
          <text:p text:style-name="P8">jboss.app.url – часть url приложения, после host:port/, для открытия стартовой страницы</text:p>
        </text:list-item>
        <text:list-item>
          <text:p text:style-name="P9">jboss.app.port – порт сервера (приложения)</text:p>
        </text:list-item>
        <text:list-item>
          <text:p text:style-name="P9">jboss.admin.port – порт страницы администрирования приложения</text:p>
        </text:list-item>
        <text:list-item>
          <text:p text:style-name="P9">jboss.user – <text:span text:style-name="T14">пользователь</text:span> jboss</text:p>
        </text:list-item>
        <text:list-item>
          <text:p text:style-name="P9">jboss.password – пароль jboss</text:p>
          <text:p text:style-name="P9"/>
        </text:list-item>
        <text:list-item>
          <text:p text:style-name="P9">server.properties – путь к файлу server.properties</text:p>
          <text:p text:style-name="P9"/>
        </text:list-item>
        <text:list-item>
          <text:p text:style-name="P10">postgres.home – путь к СУБД postgres</text:p>
        </text:list-item>
        <text:list-item>
          <text:p text:style-name="P10">db.host – хост postgres</text:p>
        </text:list-item>
        <text:list-item>
          <text:p text:style-name="P10">db.port – порт postgres</text:p>
        </text:list-item>
        <text:list-item>
          <text:p text:style-name="P10">db.name – имя БД</text:p>
        </text:list-item>
        <text:list-item>
          <text:p text:style-name="P11">db.user – <text:span text:style-name="T14">пользователь СУБД</text:span></text:p>
        </text:list-item>
        <text:list-item>
          <text:p text:style-name="P11"><text:soft-page-break/>db.password – пароль <text:span text:style-name="T14">СУБД</text:span></text:p>
          <text:p text:style-name="P10"/>
        </text:list-item>
        <text:list-item>
          <text:p text:style-name="P12">ear.folder – путь к ear файлам, которые будут деплоиться</text:p>
        </text:list-item>
        <text:list-item>
          <text:p text:style-name="P12">ear.current – имя версии ear, который задеплоен на сервере на данный момент</text:p>
        </text:list-item>
        <text:list-item>
          <text:p text:style-name="P12">ear.sequence – последовательность версий ear которые должны быть задеплоены</text:p>
          <text:p text:style-name="P12"/>
        </text:list-item>
        <text:list-item>
          <text:p text:style-name="P13"><text:span text:style-name="T8">initial.data.folder – координаты папки с другими папками, содержащими первичные данные (может быть не заполнен</text:span><text:span text:style-name="T12">)</text:span><text:span text:style-name="T8">. Имена этих под-папок должны соответствовать номеру версии ear (5.1.2.81-6.0-A60, 5.1.2.81-6.0-A63…). Путь, куда эти данные инициализации должны быть скопированны указывается в standalone.xml (&lt;property name="REPOSITORY_INIT_FOLDER"</text:span><text:span text:style-name="T9">)</text:span></text:p>
          <text:p text:style-name="P13"><text:span text:style-name="T8"/></text:p>
        </text:list-item>
        <text:list-item>
          <text:p text:style-name="P14"><text:span text:style-name="T8">backup.folder – </text:span><text:span text:style-name="T10">пусть к папке, в которую будут </text:span><text:span text:style-name="T13">с</text:span><text:span text:style-name="T10">копироваться бекапы</text:span></text:p>
        </text:list-item>
        <text:list-item>
          <text:p text:style-name="P15"><text:span text:style-name="T7">backup.before – имена версий ear, перед деплоем которых нудно выполнить бекап</text:span></text:p>
          <text:p text:style-name="P15"><text:span text:style-name="T7"/></text:p>
        </text:list-item>
        <text:list-item>
          <text:p text:style-name="P16"><text:span text:style-name="T7">restore.version.on.failure – </text:span><text:span text:style-name="T11">может принимать значения current или last_successful. <text:s text:c="3"/>Указывает к какой версии откатиться в случае неудачного развёртывания: к текущей (current) или к последней, успешно развёрнутой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57:11.380554337</meta:creation-date>
    <dc:date>2016-08-12T10:30:07.583028343</dc:date>
    <meta:editing-duration>PT50M32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2" meta:paragraph-count="42" meta:word-count="380" meta:character-count="3039" meta:non-whitespace-character-count="2695"/>
  </office:meta>
</office:document-meta>
</file>